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300000050DAFB9A08.png" manifest:media-type=""/>
  <manifest:file-entry manifest:full-path="Pictures/1000000000000108000000BFDA71050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Charter1" svg:font-family="'Bitstream Charter'" style:font-adornments="Negrita" style:font-family-generic="roman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815cm"/>
    </style:style>
    <style:style style:name="Tabla1.B" style:family="table-column">
      <style:table-column-properties style:column-width="12.197cm"/>
    </style:style>
    <style:style style:name="Tabla1.A1" style:family="table-cell">
      <style:table-cell-properties style:border-line-width-top="0.026cm 0.004cm 0.053cm" fo:padding="0.097cm" fo:border-left="none" fo:border-right="none" fo:border-top="1pt double #000080" fo:border-bottom="none"/>
    </style:style>
    <style:style style:name="Tabla1.A2" style:family="table-cell">
      <style:table-cell-properties fo:padding="0.097cm" fo:border="none"/>
    </style:style>
    <style:style style:name="Tabla1.A4" style:family="table-cell">
      <style:table-cell-properties style:border-line-width-bottom="0.053cm 0.004cm 0.026cm" fo:padding="0.097cm" fo:border-left="none" fo:border-right="none" fo:border-top="none" fo:border-bottom="1pt double #000080"/>
    </style:style>
    <style:style style:name="P1" style:family="paragraph" style:parent-style-name="Tablas">
      <style:text-properties officeooo:paragraph-rsid="000fa975"/>
    </style:style>
    <style:style style:name="P2" style:family="paragraph" style:parent-style-name="Titulo" style:master-page-name="Portada">
      <style:paragraph-properties style:page-number="auto"/>
    </style:style>
    <style:style style:name="P3" style:family="paragraph" style:parent-style-name="Titulo">
      <style:text-properties officeooo:paragraph-rsid="000fa975"/>
    </style:style>
    <style:style style:name="P4" style:family="paragraph" style:parent-style-name="Nivel2">
      <style:text-properties officeooo:paragraph-rsid="000fa975"/>
    </style:style>
    <style:style style:name="P5" style:family="paragraph" style:parent-style-name="Nivel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Nivel1" style:master-page-name="Pagina">
      <style:paragraph-properties style:page-number="auto"/>
    </style:style>
    <style:style style:name="P8" style:family="paragraph" style:parent-style-name="Nivel1" style:master-page-name="Pagina">
      <style:paragraph-properties style:page-number="auto"/>
      <style:text-properties officeooo:paragraph-rsid="000fa975"/>
    </style:style>
    <style:style style:name="P9" style:family="paragraph" style:parent-style-name="Nivel3">
      <style:text-properties officeooo:paragraph-rsid="000fa975"/>
    </style:style>
    <style:style style:name="P10" style:family="paragraph" style:parent-style-name="Nivel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11" style:family="paragraph" style:parent-style-name="Cuerpo">
      <style:text-properties officeooo:paragraph-rsid="000fa975"/>
    </style:style>
    <style:style style:name="P12" style:family="paragraph" style:parent-style-name="Subtitulo">
      <style:text-properties officeooo:paragraph-rsid="000fa975"/>
    </style:style>
    <style:style style:name="T1" style:family="text">
      <style:text-properties officeooo:rsid="000fa975"/>
    </style:style>
    <style:style style:name="T2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T3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/></text:p>
      <text:p text:style-name="P3"><text:span text:style-name="T1"/></text:p>
      <text:p text:style-name="P3"><text:span text:style-name="T1">ecoRaee – B4</text:span></text:p>
      <text:p text:style-name="Subtitulo"><text:span text:style-name="T1"/></text:p>
      <text:p text:style-name="P12"><text:span text:style-name="T1">Título del documento</text:span></text:p>
      <text:p text:style-name="P12"><text:span text:style-name="T1"/></text:p>
      <text:p text:style-name="Tablas"><text:span text:style-name="T1"/></text:p>
      <text:p text:style-name="Tablas"><text:span text:style-name="T1"/></text:p>
      <text:p text:style-name="Tablas"><text:span text:style-name="T1"/></text:p>
      <text:p text:style-name="Tablas"><text:span text:style-name="T1"/></text:p>
      <text:p text:style-name="Tablas"><text:span text:style-name="T1"/></text:p>
      <text:p text:style-name="Tablas"><text:span text:style-name="T1"/></text:p>
      <text:p text:style-name="Tablas"><text:span text:style-name="T1"/></text:p>
      <text:p text:style-name="Tablas"><text:span text:style-name="T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text:span text:style-name="T1">Identificador del documento:</text:span></text:p>
          </table:table-cell>
          <table:table-cell table:style-name="Tabla1.A1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P1"><text:span text:style-name="T1">Fecha:</text:span>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P1"><text:span text:style-name="T1">Actividad:</text:span>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4" office:value-type="string">
            <text:p text:style-name="P1"><text:span text:style-name="T1">Enlace del documento:</text:span></text:p>
          </table:table-cell>
          <table:table-cell table:style-name="Tabla1.A4" office:value-type="string">
            <text:p text:style-name="Tablas"/>
          </table:table-cell>
        </table:table-row>
      </table:table>
      <text:p text:style-name="Tablas"><text:span text:style-name="T1"/></text:p>
      <text:p text:style-name="Tablas"><text:span text:style-name="T1"/></text:p>
      <text:p text:style-name="P1"><text:span text:style-name="T1">Abstact:</text:span></text:p>
      <text:p text:style-name="P1"><text:span text:style-name="T1"/></text:p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Nivel1">Tabla de contenido</text:index-title-template>
          <text:table-of-content-entry-template text:outline-level="1" text:style-name="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1" text:name="Índice de contenido1_Head">
            <text:p text:style-name="P7">Tabla de contenido</text:p>
          </text:index-title>
          <text:p text:style-name="P5"><text:a xlink:type="simple" xlink:href="#__RefHeading__383_789765809" text:style-name="Index_20_Link" text:visited-style-name="Index_20_Link">1. Nivel1.<text:tab/>3</text:a></text:p>
          <text:p text:style-name="P10"><text:a xlink:type="simple" xlink:href="#__RefHeading__385_789765809" text:style-name="Index_20_Link" text:visited-style-name="Index_20_Link">1.1 Nivel2.<text:tab/>3</text:a></text:p>
          <text:p text:style-name="P6"><text:a xlink:type="simple" xlink:href="#__RefHeading__387_789765809" text:style-name="Index_20_Link" text:visited-style-name="Index_20_Link">1.3 Nivel 3<text:tab/>3</text:a></text:p>
        </text:index-body>
      </text:table-of-content>
      <text:p text:style-name="P1"><text:span text:style-name="T1"/></text:p>
      <text:p text:style-name="P8"><text:bookmark-start text:name="__RefHeading__383_789765809"/><text:span text:style-name="T1">1.<text:tab/>Nivel1.</text:span><text:bookmark-end text:name="__RefHeading__383_789765809"/></text:p>
      <text:p text:style-name="P4"><text:bookmark-start text:name="__RefHeading__385_789765809"/><text:span text:style-name="T1">1.1<text:tab/>Nivel2.</text:span><text:bookmark-end text:name="__RefHeading__385_789765809"/></text:p>
      <text:p text:style-name="P9"><text:bookmark-start text:name="__RefHeading__387_789765809"/><text:span text:style-name="T1">1.3<text:tab/>Nivel 3</text:span><text:bookmark-end text:name="__RefHeading__387_789765809"/></text:p>
      <text:p text:style-name="P11"><text:span text:style-name="T1">Cuerp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Charter1" svg:font-family="'Bitstream Charter'" style:font-adornments="Negrita" style:font-family-generic="roman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master-page-name="">
      <style:paragraph-properties fo:text-align="center" style:justify-single-word="false" style:page-number="auto"/>
      <style:text-properties fo:color="#000080" style:font-name="Bitstream Charter1" fo:font-size="32pt" fo:font-weight="bold" style:font-size-asian="10.5pt"/>
    </style:style>
    <style:style style:name="Subtitulo" style:family="paragraph" style:parent-style-name="Standard" style:master-page-name="">
      <style:paragraph-properties fo:text-align="center" style:justify-single-word="false" style:page-number="auto"/>
      <style:text-properties style:font-name="Bitstream Charter1" fo:font-size="22pt" fo:font-weight="bold" style:font-size-asian="10.5pt"/>
    </style:style>
    <style:style style:name="Tablas" style:family="paragraph" style:parent-style-name="Subtitulo" style:master-page-name="">
      <style:paragraph-properties fo:text-align="justify" style:justify-single-word="false" style:page-number="auto"/>
      <style:text-properties fo:font-size="10pt" fo:font-weight="normal" style:font-size-asian="10.5pt"/>
    </style:style>
    <style:style style:name="Cuerpo" style:family="paragraph" style:parent-style-name="Standard" style:master-page-name="">
      <style:paragraph-properties fo:margin-left="0cm" fo:margin-right="0cm" fo:margin-top="0.3cm" fo:margin-bottom="0.101cm" style:contextual-spacing="false" fo:text-align="justify" style:justify-single-word="false" fo:text-indent="0.801cm" style:auto-text-indent="false" style:page-number="auto"/>
      <style:text-properties style:font-name="Bitstream Charter" fo:font-size="10pt" style:font-size-asian="10.5pt"/>
    </style:style>
    <style:style style:name="TituloTabla" style:family="paragraph" style:parent-style-name="Standard" style:master-page-name="">
      <style:paragraph-properties fo:text-align="center" style:justify-single-word="false" style:page-number="auto"/>
      <style:text-properties style:font-name="Bitstream Charter" fo:font-size="10pt" style:font-size-asian="10.5pt"/>
    </style:style>
    <style:style style:name="Tabla_20_de_20_contenidos" style:display-name="Tabla de contenidos" style:family="paragraph" style:parent-style-name="Standard" style:master-page-name="">
      <style:paragraph-properties fo:text-align="justify" style:justify-single-word="false" style:page-number="auto"/>
      <style:text-properties style:font-name="Bitstream Charter" fo:font-size="10pt" style:font-size-asian="10.5pt"/>
    </style:style>
    <style:style style:name="Nivel1" style:family="paragraph" style:parent-style-name="Standard" style:master-page-name="">
      <style:paragraph-properties fo:margin-left="0cm" fo:margin-right="0cm" fo:margin-top="0.499cm" fo:margin-bottom="0.101cm" style:contextual-spacing="false" fo:text-align="justify" style:justify-single-word="false" fo:text-indent="0.199cm" style:auto-text-indent="false" style:page-number="auto"/>
      <style:text-properties style:font-name="Bitstream Charter" style:font-size-asian="10.5pt"/>
    </style:style>
    <style:style style:name="Nivel2" style:family="paragraph" style:parent-style-name="Standard" style:master-page-name="">
      <style:paragraph-properties fo:margin-left="0cm" fo:margin-right="0cm" fo:margin-top="0.499cm" fo:margin-bottom="0cm" style:contextual-spacing="false" fo:text-align="justify" style:justify-single-word="false" fo:text-indent="0.4cm" style:auto-text-indent="false" style:page-number="auto"/>
      <style:text-properties style:font-name="Bitstream Charter" fo:font-size="11pt" style:font-size-asian="10.5pt"/>
    </style:style>
    <style:style style:name="Nivel3" style:family="paragraph" style:parent-style-name="Standard" style:master-page-name="">
      <style:paragraph-properties fo:margin-left="0cm" fo:margin-right="0cm" fo:margin-top="0.499cm" fo:margin-bottom="0cm" style:contextual-spacing="false" fo:text-align="justify" style:justify-single-word="false" fo:text-indent="0.6cm" style:auto-text-indent="false" style:page-number="auto"/>
      <style:text-properties style:font-name="Bitstream Charter" fo:font-size="10.5pt" style:font-size-asian="10.5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M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agina" style:page-layout-name="Mpm2">
      <style:footer>
        <text:p text:style-name="Cuerpo"><text:tab/><text:tab/><text:tab/><text:tab/><text:tab/><text:tab/><text:tab/><text:tab/><text:tab/><text:tab/><text:tab/><text:tab/><text:tab/><text:page-number text:select-page="current">3</text:page-number> / <text:page-count>3</text:page-count></text:p>
      </style:footer>
    </style:master-page>
    <style:master-page style:name="Portada" style:page-layout-name="Mpm3" style:next-style-name="Pagina">
      <style:header>
        <text:p text:style-name="Header"><draw:frame draw:style-name="Mfr1" draw:name="gráficos1" text:anchor-type="paragraph" svg:x="-0.004cm" svg:y="0cm" svg:width="3.408cm" svg:height="0.995cm" draw:z-index="0"><draw:image xlink:href="Pictures/100002010000016300000050DAFB9A08.png" xlink:type="simple" xlink:show="embed" xlink:actuate="onLoad"/></draw:frame><draw:frame draw:style-name="Mfr1" draw:name="gráficos2" text:anchor-type="paragraph" svg:x="14.4cm" svg:y="-0.556cm" svg:width="2.554cm" svg:height="2.106cm" draw:z-index="1"><draw:image xlink:href="Pictures/1000000000000108000000BFDA710509.jpg" xlink:type="simple" xlink:show="embed" xlink:actuate="onLoad"/></draw:frame></text:p>
      </style:header>
      <style:footer>
        <text:p text:style-name="Cuerpo"><text:span text:style-name="MT1">Demonstration of a re-use process of WEEE addressed to propose regulatory policies in accordance to EU law LIFE 11 ENV/ES/574<text:tab/></text:span><text:span text:style-name="MT2"><text:page-number text:select-page="current">1</text:page-number></text:span><text:span text:style-name="MT2"> /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2:28:51.93</meta:creation-date>
    <dc:date>2013-10-21T12:44:58.15</dc:date>
    <meta:editing-duration>PT43S</meta:editing-duration>
    <meta:editing-cycles>1</meta:editing-cycles>
    <meta:document-statistic meta:table-count="1" meta:image-count="2" meta:object-count="0" meta:page-count="3" meta:paragraph-count="17" meta:word-count="61" meta:character-count="349" meta:non-whitespace-character-count="291"/>
    <meta:generator>LibreOffice/4.0.4.2$Windows_x86 LibreOffice_project/9e9821abd0ffdbc09cd8c52eaa574fa09eb08f2</meta:generator>
  </office:meta>
</office:document-meta>
</file>